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77.81pt"/>
    </style:style>
    <style:style style:name="co3" style:family="table-column">
      <style:table-column-properties fo:break-before="auto" style:column-width="45.84pt"/>
    </style:style>
    <style:style style:name="co4" style:family="table-column">
      <style:table-column-properties fo:break-before="auto" style:column-width="61.8pt"/>
    </style:style>
    <style:style style:name="co5" style:family="table-column">
      <style:table-column-properties fo:break-before="auto" style:column-width="56.95pt"/>
    </style:style>
    <style:style style:name="co6" style:family="table-column">
      <style:table-column-properties fo:break-before="auto" style:column-width="28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R4_20_Beta_20_Pinouts">
      <style:table-properties table:display="true" style:writing-mode="lr-tb"/>
    </style:style>
    <style:style style:name="ta2" style:family="table" style:master-page-name="PageStyle_5f_LR4_20_SKR_20_pinout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R4 Beta Pinouts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Current pin assignments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Trigorilla board</text:p>
          </table:table-cell>
          <table:table-cell table:style-name="ce1" table:number-columns-repeated="3"/>
          <table:table-cell table:number-columns-repeated="4"/>
          <table:table-cell table:style-name="ce1" office:value-type="string" calcext:value-type="string">
            <text:p>nomencla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rx</text:p>
          </table:table-cell>
          <table:table-cell table:style-name="ce1" office:value-type="string" calcext:value-type="string">
            <text:p>tx</text:p>
          </table:table-cell>
          <table:table-cell table:style-name="ce1" office:value-type="string" calcext:value-type="string">
            <text:p>UART ADDRESS</text:p>
          </table:table-cell>
          <table:table-cell table:style-name="ce1" office:value-type="string" calcext:value-type="string">
            <text:p>endstop</text:p>
          </table:table-cell>
          <table:table-cell table:style-name="ce1" office:value-type="string" calcext:value-type="string">
            <text:p>trigorilla</text:p>
          </table:table-cell>
          <table:table-cell table:style-name="ce1" office:value-type="string" calcext:value-type="string">
            <text:p>e3v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PB3</text:p>
          </table:table-cell>
          <table:table-cell table:style-name="ce1" office:value-type="string" calcext:value-type="string">
            <text:p>pb4</text:p>
          </table:table-cell>
          <table:table-cell table:style-name="ce1" office:value-type="string" calcext:value-type="string">
            <text:p>multi_pin:z_enable</text:p>
          </table:table-cell>
          <table:table-cell table:style-name="ce1" office:value-type="string" calcext:value-type="string">
            <text:p>pc11</text:p>
          </table:table-cell>
          <table:table-cell table:style-name="ce1" office:value-type="string" calcext:value-type="string">
            <text:p>pc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C15</text:p>
          </table:table-cell>
          <table:table-cell/>
          <table:table-cell table:style-name="ce1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PF6</text:p>
          </table:table-cell>
          <table:table-cell table:style-name="ce1" office:value-type="string" calcext:value-type="string">
            <text:p>PF7</text:p>
          </table:table-cell>
          <table:table-cell table:style-name="ce1" office:value-type="string" calcext:value-type="string">
            <text:p>PF2</text:p>
          </table:table-cell>
          <table:table-cell table:style-name="ce1" office:value-type="string" calcext:value-type="string">
            <text:p>PE3</text:p>
          </table:table-cell>
          <table:table-cell table:number-columns-repeated="2"/>
          <table:table-cell table:style-name="ce1" office:value-type="string" calcext:value-type="string">
            <text:p>PJ1</text:p>
          </table:table-cell>
          <table:table-cell table:style-name="ce1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PF0</text:p>
          </table:table-cell>
          <table:table-cell table:style-name="ce1" office:value-type="string" calcext:value-type="string">
            <text:p>PF1</text:p>
          </table:table-cell>
          <table:table-cell table:style-name="ce1" office:value-type="string" calcext:value-type="string">
            <text:p>PD7</text:p>
          </table:table-cell>
          <table:table-cell table:style-name="ce1" office:value-type="string" calcext:value-type="string">
            <text:p>PG5</text:p>
          </table:table-cell>
          <table:table-cell table:number-columns-repeated="2"/>
          <table:table-cell table:style-name="ce1" office:value-type="string" calcext:value-type="string">
            <text:p>PJ0</text:p>
          </table:table-cell>
          <table:table-cell table:style-name="ce1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PB13</text:p>
          </table:table-cell>
          <table:table-cell table:style-name="ce1" office:value-type="string" calcext:value-type="string">
            <text:p>PB12</text:p>
          </table:table-cell>
          <table:table-cell table:style-name="ce1" office:value-type="string" calcext:value-type="string">
            <text:p>multi_pin:z_enable</text:p>
          </table:table-cell>
          <table:table-cell table:style-name="ce1" office:value-type="string" calcext:value-type="string">
            <text:p>PC11</text:p>
          </table:table-cell>
          <table:table-cell table:style-name="ce1" office:value-type="string" calcext:value-type="string">
            <text:p>PC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0</text:p>
          </table:table-cell>
          <table:table-cell/>
          <table:table-cell table:style-name="ce1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Z1</text:p>
          </table:table-cell>
          <table:table-cell table:style-name="ce1" office:value-type="string" calcext:value-type="string">
            <text:p>PB10</text:p>
          </table:table-cell>
          <table:table-cell table:style-name="ce1" office:value-type="string" calcext:value-type="string">
            <text:p>PB2</text:p>
          </table:table-cell>
          <table:table-cell table:style-name="ce1" office:value-type="string" calcext:value-type="string">
            <text:p>multi_pin:z_enable</text:p>
          </table:table-cell>
          <table:table-cell table:style-name="ce1" office:value-type="string" calcext:value-type="string">
            <text:p>PC11</text:p>
          </table:table-cell>
          <table:table-cell table:style-name="ce1" office:value-type="string" calcext:value-type="string">
            <text:p>PC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C1</text:p>
          </table:table-cell>
          <table:table-cell/>
          <table:table-cell table:style-name="ce1"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ULTI PIN declaration for brake attached to z motor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x axis</text:p>
          </table:table-cell>
          <table:table-cell table:style-name="ce1" office:value-type="string" calcext:value-type="string">
            <text:p>PD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 axis</text:p>
          </table:table-cell>
          <table:table-cell table:style-name="ce1" office:value-type="string" calcext:value-type="string">
            <text:p>PB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1 axis</text:p>
          </table:table-cell>
          <table:table-cell table:style-name="ce1" office:value-type="string" calcext:value-type="string">
            <text:p>PB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lay</text:p>
          </table:table-cell>
          <table:table-cell table:style-name="ce1" office:value-type="string" calcext:value-type="string">
            <text:p>PA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AS FOUND ON THE BOARDS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Board channel na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3v3 pins</text:p>
          </table:table-cell>
          <table:table-cell/>
          <table:table-cell table:style-name="ce1" office:value-type="string" calcext:value-type="string">
            <text:p>! enable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! direction</text:p>
          </table:table-cell>
          <table:table-cell table:style-name="ce1" office:value-type="string" calcext:value-type="string">
            <text:p>^ endstop</text:p>
          </table:table-cell>
          <table:table-cell table:style-name="ce1" office:value-type="string" calcext:value-type="string">
            <text:p>rx/servo/uart</text:p>
          </table:table-cell>
          <table:table-cell table:style-name="ce1" office:value-type="string" calcext:value-type="string">
            <text:p>tx</text:p>
          </table:table-cell>
          <table:table-cell table:style-name="ce1" office:value-type="string" calcext:value-type="string">
            <text:p>uart address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XM</text:p>
          </table:table-cell>
          <table:table-cell table:style-name="ce2" office:value-type="string" calcext:value-type="string">
            <text:p>PB14</text:p>
          </table:table-cell>
          <table:table-cell table:style-name="ce2" office:value-type="string" calcext:value-type="string">
            <text:p>PB13</text:p>
          </table:table-cell>
          <table:table-cell table:style-name="ce2" office:value-type="string" calcext:value-type="string">
            <text:p>PB12</text:p>
          </table:table-cell>
          <table:table-cell table:style-name="ce2" office:value-type="string" calcext:value-type="string">
            <text:p>PC0</text:p>
          </table:table-cell>
          <table:table-cell table:style-name="ce1" office:value-type="string" calcext:value-type="string">
            <text:p>PC11</text:p>
          </table:table-cell>
          <table:table-cell table:style-name="ce1" office:value-type="string" calcext:value-type="string">
            <text:p>PC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YM</text:p>
          </table:table-cell>
          <table:table-cell table:style-name="ce2" office:value-type="string" calcext:value-type="string">
            <text:p>PB11</text:p>
          </table:table-cell>
          <table:table-cell table:style-name="ce2" office:value-type="string" calcext:value-type="string">
            <text:p>PB10</text:p>
          </table:table-cell>
          <table:table-cell table:style-name="ce2" office:value-type="string" calcext:value-type="string">
            <text:p>PB2</text:p>
          </table:table-cell>
          <table:table-cell table:style-name="ce2" office:value-type="string" calcext:value-type="string">
            <text:p>PC1</text:p>
          </table:table-cell>
          <table:table-cell table:style-name="ce1" office:value-type="string" calcext:value-type="string">
            <text:p>PC11</text:p>
          </table:table-cell>
          <table:table-cell table:style-name="ce1" office:value-type="string" calcext:value-type="string">
            <text:p>PC1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ZM</text:p>
          </table:table-cell>
          <table:table-cell table:style-name="ce2" office:value-type="string" calcext:value-type="string">
            <text:p>PB1</text:p>
          </table:table-cell>
          <table:table-cell table:style-name="ce2" office:value-type="string" calcext:value-type="string">
            <text:p>PB0</text:p>
          </table:table-cell>
          <table:table-cell table:style-name="ce2" office:value-type="string" calcext:value-type="string">
            <text:p>PC5</text:p>
          </table:table-cell>
          <table:table-cell table:style-name="ce2" office:value-type="string" calcext:value-type="string">
            <text:p>PC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EM</text:p>
          </table:table-cell>
          <table:table-cell table:style-name="ce2" office:value-type="string" calcext:value-type="string">
            <text:p>PD1</text:p>
          </table:table-cell>
          <table:table-cell table:style-name="ce2" office:value-type="string" calcext:value-type="string">
            <text:p>PB3</text:p>
          </table:table-cell>
          <table:table-cell table:style-name="ce2" office:value-type="string" calcext:value-type="string">
            <text:p>PB4</text:p>
          </table:table-cell>
          <table:table-cell table:style-name="ce2" office:value-type="string" calcext:value-type="string">
            <text:p>PC15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TFT uart TX</text:p>
          </table:table-cell>
          <table:table-cell table:style-name="ce1" office:value-type="string" calcext:value-type="string">
            <text:p>PA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igorilla 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1 / X</text:p>
          </table:table-cell>
          <table:table-cell table:style-name="ce2" office:value-type="string" calcext:value-type="string">
            <text:p>PF0</text:p>
          </table:table-cell>
          <table:table-cell table:style-name="ce2" office:value-type="string" calcext:value-type="string">
            <text:p>PF1</text:p>
          </table:table-cell>
          <table:table-cell table:style-name="ce2" office:value-type="string" calcext:value-type="string">
            <text:p>PD7</text:p>
          </table:table-cell>
          <table:table-cell table:style-name="ce2" office:value-type="string" calcext:value-type="string">
            <text:p>PE4</text:p>
          </table:table-cell>
          <table:table-cell table:style-name="ce1" office:value-type="string" calcext:value-type="string">
            <text:p>PG5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2 / Y</text:p>
          </table:table-cell>
          <table:table-cell table:style-name="ce2" office:value-type="string" calcext:value-type="string">
            <text:p>PF6</text:p>
          </table:table-cell>
          <table:table-cell table:style-name="ce2" office:value-type="string" calcext:value-type="string">
            <text:p>PF7</text:p>
          </table:table-cell>
          <table:table-cell table:style-name="ce2" office:value-type="string" calcext:value-type="string">
            <text:p>PF2</text:p>
          </table:table-cell>
          <table:table-cell table:style-name="ce2" office:value-type="string" calcext:value-type="string">
            <text:p>PE3</text:p>
          </table:table-cell>
          <table:table-cell table:style-name="ce1" office:value-type="string" calcext:value-type="string">
            <text:p>PE3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3 / Z</text:p>
          </table:table-cell>
          <table:table-cell table:style-name="ce2" office:value-type="string" calcext:value-type="string">
            <text:p>PL3</text:p>
          </table:table-cell>
          <table:table-cell table:style-name="ce2" office:value-type="string" calcext:value-type="string">
            <text:p>PL1</text:p>
          </table:table-cell>
          <table:table-cell table:style-name="ce2" office:value-type="string" calcext:value-type="string">
            <text:p>PK0</text:p>
          </table:table-cell>
          <table:table-cell table:style-name="ce2" office:value-type="string" calcext:value-type="string">
            <text:p>PD3</text:p>
          </table:table-cell>
          <table:table-cell table:style-name="ce1" office:value-type="string" calcext:value-type="string">
            <text:p>PH3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4 / E0</text:p>
          </table:table-cell>
          <table:table-cell table:style-name="ce2" office:value-type="string" calcext:value-type="string">
            <text:p>PC7</text:p>
          </table:table-cell>
          <table:table-cell table:style-name="ce2" office:value-type="string" calcext:value-type="string">
            <text:p>PC1</text:p>
          </table:table-cell>
          <table:table-cell table:style-name="ce2" office:value-type="string" calcext:value-type="string">
            <text:p>PC3</text:p>
          </table:table-cell>
          <table:table-cell table:style-name="ce2" office:value-type="string" calcext:value-type="string">
            <text:p>PJ0</text:p>
          </table:table-cell>
          <table:table-cell table:style-name="ce1" office:value-type="string" calcext:value-type="string">
            <text:p>PB5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5 / E1</text:p>
          </table:table-cell>
          <table:table-cell table:style-name="ce2" office:value-type="string" calcext:value-type="string">
            <text:p>PA4</text:p>
          </table:table-cell>
          <table:table-cell table:style-name="ce2" office:value-type="string" calcext:value-type="string">
            <text:p>PA6</text:p>
          </table:table-cell>
          <table:table-cell table:style-name="ce2" office:value-type="string" calcext:value-type="string">
            <text:p>PA2</text:p>
          </table:table-cell>
          <table:table-cell table:style-name="ce2" office:value-type="string" calcext:value-type="string">
            <text:p>PD2</text:p>
          </table:table-cell>
          <table:table-cell table:style-name="ce1" office:value-type="string" calcext:value-type="string">
            <text:p>PB6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xy max speed</text:p>
          </table:table-cell>
          <table:table-cell table:style-name="ce1" office:value-type="float" office:value="3000" calcext:value-type="float">
            <text:p>300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xy max accel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<text:s/>down from 1000, though swapping the motor and slowing it down with the loose collet really helped.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z max speed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z max accel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 calcext:value-type="string">
            <text:p>X axis losing steps... 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" office:value-type="string" calcext:value-type="string">
            <text:p>tightened belt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" office:value-type="string" calcext:value-type="string">
            <text:p>slowed down the feed rat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" office:value-type="string" calcext:value-type="string">
            <text:p>dropped acceleration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" office:value-type="string" calcext:value-type="string">
            <text:p>swapped motor (repinned and ok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" office:value-type="string" calcext:value-type="string">
            <text:p>motor swap didn't help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" office:value-type="string" calcext:value-type="string">
            <text:p>collet was loose and the bit wasn't likelyspinnn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bit was dull now from not totally spinning as it should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" office:value-type="string" calcext:value-type="string">
            <text:p>fixed with new bit and tightened and it worked great</text:p>
          </table:table-cell>
          <table:table-cell table:number-columns-repeated="1020"/>
        </table:table-row>
        <table:table-row table:style-name="ro2" table:number-rows-repeated="27">
          <table:table-cell table:number-columns-repeated="1024"/>
        </table:table-row>
        <table:table-row table:style-name="ro1">
          <table:table-cell table:style-name="ce1" office:value-type="string" calcext:value-type="string">
            <text:p>[include mainsail.cfg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include timelapse.cfg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Spec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- trigorill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- TMC2209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- 0.7 stepper on XYZ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- Dual Z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- Dual 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- single X moved from X to mini E3V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- Dual Physical endstops on Z moved to mini E3V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- Dual Physical endstops on 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- single physical endstop on X moved to mini E3V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# after frying z and E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added skr mini E3V3 with 4 channel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X channel is Z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Y channel is Z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z endstops are with respective endstop labeled locatio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probe pin is on Z endstop - no idea how to make this work ye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E0 channel is X and its endstop (3 pin plug) are being use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[mcu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rial: /dev/serial/by-id/usb-Silicon_Labs_CP2102_USB_to_UART_Bridge_Controller_0001-if00-port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[mcu z_mini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rial: /dev/serial/by-id/usb-Klipper_stm32g0b1xx_0B003B000550415339373620-if0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[printer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inematics: cartesi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x_velocity: 300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x_accel: 15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x_z_velocity: 2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x_z_accel: 15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quare_corner_velocity: 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[gcode_arcs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olution: 1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[pause_resume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cover_velocity: 5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[display_status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[idle_timeout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imeout: 10800 # timeout in seconds (10800 = 3 hours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ode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####################################################################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X Stepper Setting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###################################################################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X axis on core is on miniE3V3 as E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stepper_x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oming_positive_dir: Fals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step_pin: PF0 # for trigorill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dir_pin: PF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ep_pin: z_mini:PB3 <text:s/>#for mini e3v3 on channel E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r_pin: z_mini:PB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enable_pin: !z_mini:PD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able_pin: multi_pin:z_enable #!PD7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crosteps: 3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oming_retract_dist: 1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otation_distance: 3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ll_steps_per_rotation: 20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endstop_pin: ^PE4 #D2 <text:s/>( must be pullup for nc pin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dstop_pin: ^z_mini:PC15 #D2 <text:s/>( must be pullup for nc pin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osition_min: -25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osition_endstop: -5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osition_max: 53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oming_speed: 50.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[tmc2209 stepper_x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art_pin: z_mini:PC1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x_pin: z_mini:PC1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art_address: 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un_current: 0.90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old_current: 0.9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ealthchop_threshold: 999999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###################################################################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Y Stepper Setting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###################################################################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channel Y on trigorilla boar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[stepper_y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oming_positive_dir: Fals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ep_pin: PF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r_pin: !PF7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able_pin: !PF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crosteps: 3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otation_distance: 3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ll_steps_per_rotation: 20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dstop_pin: ^PJ1 #D1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osition_min: -3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osition_endstop: -19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osition_max: 79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oming_speed: 70.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[tmc2209 stepper_y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art_pin: PE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un_current: 0.70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old_current: 0.7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ealthchop_threshold: 999999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#channel X on trigorilla boar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stepper_y1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ep_pin: PF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r_pin: PF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able_pin: !PD7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step_pin: PC1 #for E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dir_pin: PC3 #for E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enable_pin: !PC7 #for E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step_pin: PA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dir_pin: PA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enable_pin: !PA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dstop_pin: ^PJ0 #D15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crosteps: 1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otation_distance: 3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ll_steps_per_rotation: 20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[tmc2209 stepper_y1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uart_pin: PB5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art_pin: PG5 # for trigorilla X chann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un_current: 0.70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old_current: 0.70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ealthchop_threshold: 999999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####################################################################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Z Stepper Setting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###################################################################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#how to probe to zero??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endstop for probe (Z0 is PE5 #D3 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# z on trigorilla was Z chann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[stepper_z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step_pin: P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dir_pin: P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enable_pin: PK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endstop_pin: ^PD3 #D18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microsteps: 3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rotation_distance: 8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full_steps_per_rotation: 20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homing_positive_dir: Tru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position_endstop: 85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position_max: 9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homing_speed: 35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position_min: -75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#[tmc2209 stepper_z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uart_pin: PH3 #D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run_current: 0.85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hold_current: 0.8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stealthchop_threshold: 10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#z axis on yZ table (xmin side) is on miniE3V3 as X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multi_pin z_enable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pins: !PD7, z_mini:PA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ins: z_mini:PA2, !z_mini:PD1, !z_mini:PB14, !z_mini:PB1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stepper_z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oming_positive_dir: Tru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oming_retract_dist: 5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ep_pin: z_mini: PB1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r_pin: z_mini:PB1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able_pin: multi_pin:z_en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crosteps: 3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otation_distance: 8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dstop_pin: ^z_mini:PC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osition_endstop: 6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ll_steps_per_rotation: 20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osition_max: 9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oming_speed: 15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osition_min: -75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[tmc2209 stepper_z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art_pin: z_mini:PC1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x_pin: z_mini:PC1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art_address: 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un_current: 0.7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old_current: 0.7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ealthchop_threshold: 999999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#Zaxis on Y rail is on minie3v3 as Y chann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stepper_z1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homing_positive_dir: Tru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ep_pin: z_mini:PB1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r_pin: z_mini:PB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able_pin: multi_pin:z_en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crosteps: 1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otation_distance: 8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dstop_pin: ^z_mini:PC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ll_steps_per_rotation: 20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[tmc2209 stepper_z1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art_pin: z_mini:PC1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x_pin: z_mini:PC1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art_address: 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un_current: 0.7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old_current: 0.7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ealthchop_threshold: 999999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#Z1 on trigorilla was E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[stepper_z1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step_pin: PA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dir_pin: PA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enable_pin: !PA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endstop_pin: ^PD2 ######### D19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microsteps: 3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rotation_distance: 8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full_steps_per_rotation: 20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#[tmc2209 stepper_z1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uart_pin: PB6 #(D12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run_current: 0.85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hold_current: 0.8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stealthchop_threshold: 20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####################################################################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Fa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####################################################################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#[controller_fan tmc_fan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[fan_generic tmc_fan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stepper f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in: PH6 #PC8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x_power: 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enable_pin: <text:s/># set this as an enable with the tmc's similar to the brak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####################################################################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Displa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####################################################################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[board_pins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iase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P1_1=PC0, EXP1_3=PH0, EXP1_5=PA1, EXP1_7=PA5, EXP1_9=&lt;GND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P1_2=PC2, EXP1_4=PH1, EXP1_6=PA3, EXP1_8=PA7, EXP1_10=&lt;5V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P2_1=PB3, EXP2_3=PC6, EXP2_5=PC4, EXP2_7=PL0, <text:s/>EXP2_9=&lt;GND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P2_2=PB1, EXP2_4=PB0, EXP2_6=PB2, EXP2_8=PG0, EXP2_10=&lt;RST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#####################################################################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"RepRapDiscount 2004 Smart Controller" type display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#####################################################################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#[display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lcd_type: hd4478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rs_pin: EXP1_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e_pin: EXP1_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d4_pin: EXP1_5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d5_pin: EXP1_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d6_pin: EXP1_7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d7_pin: EXP1_8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encoder_pins: ^EXP2_3, ^EXP2_5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click_pin: ^!EXP1_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kill_pin: ^!EXP2_8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#[output_pin beeper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pin: EXP1_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#neopixel pins built on board: <text:s/>pin PA8 is the signal pin <text:s/>gnd sig pwr with pwr closest to right ed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[board_pins zboard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aliase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EXP1 head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<text:s text:c="3"/>zEXP1_1=z_mini:PB5, <text:s/>zEXP1_3=z_mini:PA9, <text:s text:c="2"/>zEXP1_5=z_mini:PA10, zEXP1_7=z_mini:PB8, zEXP1_9=z_mini:&lt;GND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<text:s text:c="3"/>zEXP1_2=z_mini:PA15, zEXP1_4=z_mini:&lt;RST&gt;, zEXP1_6=z_mini:PB9, <text:s/>zEXP1_8=z_mini:PD6, zEXP1_10=z_mini:&lt;5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#####################################################################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128x64 Full Graphic Creality CR10 / ENDER 3 stockdispla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#####################################################################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# This section is used for a Creality "12864" display with a sing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ribbon cable between the display's EXP3 plug and th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micro-controller board's EXP1 connector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[display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cd_type: st792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s_pin: z_mini:PB8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clk_pin: z_mini:PB9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id_pin: z_mini:PD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coder_pins: ^z_mini:PA10, ^z_mini:PA9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lick_pin: ^!z_mini:PA15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[output_pin beeper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in: z_mini:PB5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#----------------------------------------------------------------------------------------------------------------------------------------------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####################################################################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Misc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###################################################################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force_move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able_force_move: Tru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[pause_resume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[virtual_sdcard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th: ~/printer_data/gcod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[gcode_macro DUMP_VARIABLES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od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{% set filter_name = params.NAME|default('')|string|lower %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{% set filter_value = params.VALUE|default('')|string|lower %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{% set show_cfg = params.SHOW_CFG|default(0)|int %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{% set out = [] %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{% for key1 in printer %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{% for key2 in printer[key1] %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{% if (show_cfg or not (key1|lower == 'configfile' and key2|lower in ['config', 'settings'])) and (filter_name in key1|lower or filter_name in key2|lower) and filter_value in printer[key1][key2]|string|lower %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{% set dummy = out.append("printer['%s'].%s = %s" % (key1, key2, printer[key1][key2])) %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{% endif %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{% else %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{% if filter_name in key1|lower and filter_value in printer[key1]|string|lower %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{% set dummy = out.append("printer['%s'] = %s" % (key1, printer[key1])) %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{% endif %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{% endfor %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{% endfor %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{action_respond_info(out|join("\n"))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[gcode_macro M0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od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{action_respond_info("Initiating Pause from M0 Gcode command")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US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[gcode_macro PAUSE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name_existing: BASE_PAUS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od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Parameter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{% set X = params.X|default(230)|float %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{% set Y = params.Y|default(230)|float %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{% set Z = params.Z|default(10)|float %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{% set F = params.F|default(480)|float %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{action_respond_info("Saving state of system")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AVE_GCODE_STATE NAME=PAUSE_stat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SE_PAUS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[gcode_macro CONTINUE_CUT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od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{action_respond_info("Resuming cut from last position")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UM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[gcode_macro RESUME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name_existing: BASE_RESUM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_zhop: 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_etemp: 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od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Parameter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TORE_GCODE_STATE NAME=PAUSE_state MOVE=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SE_RESUM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gcode_macro GO_HOME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od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90 #Absolut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0 Z5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0 X0 Y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gcode_macro HOME_ALL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od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28 Z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9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0 Z5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9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28 X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SET_SKEW XY=1701.8,1700.6875,120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[gcode_macro PARK_TOOL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od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{action_respond_info("*** REMINDER: switch off spindle manually ***")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TOOL_OF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CLEAR_TOOLHEAD_OFFSE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G0 Z65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G0 X40 Y5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G1 Z25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[gcode_macro <text:s/>ZERO_ALL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od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T_KINEMATIC_POSITION X=0 Y=0 Z=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[gcode_macro <text:s/>ZERO_XY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od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T_KINEMATIC_POSITION X=0 Y=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[gcode_macro <text:s/>ZERO_Z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od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T_KINEMATIC_POSITION Z=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[gcode_macro FW_RESTART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od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IRMWARE_RESTAR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# [gcode_macro FORCE_STEP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description: test moves the stepper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gcod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<text:s text:c="2"/>FORCE_MOVE STEPPER={ params.STEPPER|default('stepper_') } <text:s/>DISTANCE={ params.DISTANCE|default(500) } <text:s/>VELOCITY={ params.VELOCITY|default(100) } [ACCEL=100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[gcode_macro CANCEL_PRINT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scription: Cancel the actual running pri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name_existing: CANCEL_PRINT_BAS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od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# Move head and retract only if not already in the pause state and park set to tru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_park: Tru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NCEL_PRINT_BAS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SFS_DISABLE</text:p>
          </table:table-cell>
          <table:table-cell table:number-columns-repeated="1023"/>
        </table:table-row>
        <table:table-row table:style-name="ro2" table:number-rows-repeated="10481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R4 SKR pinouts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KR pro</text:p>
          </table:table-cell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onfi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ard Label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E0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E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stepper_x</text:p>
          </table:table-cell>
          <table:table-cell table:style-name="ce1" office:value-type="string" calcext:value-type="string">
            <text:p>stepper_y</text:p>
          </table:table-cell>
          <table:table-cell table:style-name="ce1" office:value-type="string" calcext:value-type="string">
            <text:p>stepper_y1</text:p>
          </table:table-cell>
          <table:table-cell table:style-name="ce1" office:value-type="string" calcext:value-type="string">
            <text:p>stepper_z</text:p>
          </table:table-cell>
          <table:table-cell table:style-name="ce1" office:value-type="string" calcext:value-type="string">
            <text:p>stepper_z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otors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z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tep pin</text:p>
          </table:table-cell>
          <table:table-cell table:style-name="ce1" office:value-type="string" calcext:value-type="string">
            <text:p>PE9</text:p>
          </table:table-cell>
          <table:table-cell table:style-name="ce1" office:value-type="string" calcext:value-type="string">
            <text:p>PE11</text:p>
          </table:table-cell>
          <table:table-cell table:style-name="ce1" office:value-type="string" calcext:value-type="string">
            <text:p>PE14</text:p>
          </table:table-cell>
          <table:table-cell table:style-name="ce1" office:value-type="string" calcext:value-type="string">
            <text:p>PE13</text:p>
          </table:table-cell>
          <table:table-cell table:style-name="ce1" office:value-type="string" calcext:value-type="string">
            <text:p>PD1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nable pin</text:p>
          </table:table-cell>
          <table:table-cell table:style-name="ce1" office:value-type="string" calcext:value-type="string">
            <text:p>!PF2</text:p>
          </table:table-cell>
          <table:table-cell table:style-name="ce1" office:value-type="string" calcext:value-type="string">
            <text:p>!PD7</text:p>
          </table:table-cell>
          <table:table-cell table:style-name="ce1" office:value-type="string" calcext:value-type="string">
            <text:p>!PC3</text:p>
          </table:table-cell>
          <table:table-cell table:style-name="ce1" office:value-type="string" calcext:value-type="string">
            <text:p>!PC0</text:p>
          </table:table-cell>
          <table:table-cell table:style-name="ce1" office:value-type="string" calcext:value-type="string">
            <text:p>!PA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irection pin</text:p>
          </table:table-cell>
          <table:table-cell table:style-name="ce1" office:value-type="string" calcext:value-type="string">
            <text:p>PF1</text:p>
          </table:table-cell>
          <table:table-cell table:style-name="ce1" office:value-type="string" calcext:value-type="string">
            <text:p>PE8</text:p>
          </table:table-cell>
          <table:table-cell table:style-name="ce1" office:value-type="string" calcext:value-type="string">
            <text:p>!PA0</text:p>
          </table:table-cell>
          <table:table-cell table:style-name="ce1" office:value-type="string" calcext:value-type="string">
            <text:p>!PC2</text:p>
          </table:table-cell>
          <table:table-cell table:style-name="ce1" office:value-type="string" calcext:value-type="string">
            <text:p>PE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icrosteps</text:p>
          </table:table-cell>
          <table:table-cell table:number-columns-repeated="3"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otation distance</text:p>
          </table:table-cell>
          <table:table-cell table:number-columns-repeated="3"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ndstop pin</text:p>
          </table:table-cell>
          <table:table-cell table:style-name="ce1" office:value-type="string" calcext:value-type="string">
            <text:p>PB10</text:p>
          </table:table-cell>
          <table:table-cell table:style-name="ce1" office:value-type="string" calcext:value-type="string">
            <text:p>PE12</text:p>
          </table:table-cell>
          <table:table-cell table:style-name="ce1" office:value-type="string" calcext:value-type="string">
            <text:p>PE15</text:p>
          </table:table-cell>
          <table:table-cell table:style-name="ce1" office:value-type="string" calcext:value-type="string">
            <text:p>PG8</text:p>
          </table:table-cell>
          <table:table-cell table:style-name="ce1" office:value-type="string" calcext:value-type="string">
            <text:p>PE1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osition endstop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05" calcext:value-type="float">
            <text:p>10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osition max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450" calcext:value-type="float">
            <text:p>450</text:p>
          </table:table-cell>
          <table:table-cell table:number-columns-repeated="2" table:style-name="ce1" office:value-type="float" office:value="105" calcext:value-type="float">
            <text:p>10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oming_positive_dirs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oming_speed</text:p>
          </table:table-cell>
          <table:table-cell table:number-columns-repeated="2" table:style-name="ce1" office:value-type="float" office:value="70" calcext:value-type="float">
            <text:p>7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art_pin</text:p>
          </table:table-cell>
          <table:table-cell table:style-name="ce1" office:value-type="string" calcext:value-type="string">
            <text:p>PC13</text:p>
          </table:table-cell>
          <table:table-cell table:style-name="ce1" office:value-type="string" calcext:value-type="string">
            <text:p>PE3</text:p>
          </table:table-cell>
          <table:table-cell table:style-name="ce1" office:value-type="string" calcext:value-type="string">
            <text:p>PD4</text:p>
          </table:table-cell>
          <table:table-cell table:style-name="ce1" office:value-type="string" calcext:value-type="string">
            <text:p>PE1</text:p>
          </table:table-cell>
          <table:table-cell table:style-name="ce1" office:value-type="string" calcext:value-type="string">
            <text:p>PD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iag_pin</text:p>
          </table:table-cell>
          <table:table-cell table:style-name="ce1" office:value-type="string" calcext:value-type="string">
            <text:p>PB10</text:p>
          </table:table-cell>
          <table:table-cell table:style-name="ce1" office:value-type="string" calcext:value-type="string">
            <text:p>PE12</text:p>
          </table:table-cell>
          <table:table-cell table:style-name="ce1" office:value-type="string" calcext:value-type="string">
            <text:p>PE15</text:p>
          </table:table-cell>
          <table:table-cell table:style-name="ce1" office:value-type="string" calcext:value-type="string">
            <text:p>PG8</text:p>
          </table:table-cell>
          <table:table-cell table:style-name="ce1" office:value-type="string" calcext:value-type="string">
            <text:p>PE1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un_current</text:p>
          </table:table-cell>
          <table:table-cell table:number-columns-repeated="5" table:style-name="ce1" office:value-type="float" office:value="0.85" calcext:value-type="float">
            <text:p>0.8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old_current</text:p>
          </table:table-cell>
          <table:table-cell table:number-columns-repeated="5" table:style-name="ce1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tealthcop_threshold</text:p>
          </table:table-cell>
          <table:table-cell table:number-columns-repeated="5" table:style-name="ce1" office:value-type="float" office:value="200" calcext:value-type="float">
            <text:p>200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74 hours print time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R4_20_Beta_20_Pinouts" style:display-name="PageStyle_LR4 Beta Pinou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R4_20_SKR_20_pinouts" style:display-name="PageStyle_LR4 SKR pinou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602" meta:object-count="0"/>
    <meta:generator>LibreOfficeDev/6.0.5.2$Linux_X86_64 LibreOffice_project/</meta:generator>
  </office:meta>
</office:document-meta>
</file>